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9e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FIGURAZIONE ACL VLAN </text:p>
      <text:p text:style-name="Standard"/>
      <text:p text:style-name="Standard"/>
      <text:p text:style-name="Standard">Router(config)#<text:span text:style-name="T1">access-list 1 deny 192.168.0.2 0.0.0.255</text:span></text:p>
      <text:p text:style-name="Standard"/>
      <text:p text:style-name="Standard">Router(config)#<text:span text:style-name="T1">access-list 1 permit any</text:span></text:p>
      <text:p text:style-name="Standard">Router(config)#exit</text:p>
      <text:p text:style-name="Standard"/>
      <text:p text:style-name="Standard">Router#<text:span text:style-name="T1">show access-lists </text:span></text:p>
      <text:p text:style-name="Standard"/>
      <text:p text:style-name="Standard">Router(config-if)#<text:span text:style-name="T1">ip access-group 1 out</text:span><text:span text:style-name="T2">(nella porta di uscita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7:56:14.112000000</meta:creation-date>
    <dc:date>2023-09-18T19:19:05.023000000</dc:date>
    <meta:editing-duration>PT23M14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6" meta:word-count="22" meta:character-count="224" meta:non-whitespace-character-count="206"/>
  </office:meta>
</office:document-meta>
</file>